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7263" officeooo:paragraph-rsid="001872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 File List</text:p>
      <text:p text:style-name="P1"/>
      <text:p text:style-name="P1">RUSLE2 Files</text:p>
      <text:p text:style-name="P1">Shared files:</text:p>
      <text:p text:style-name="P1">- soil files</text:p>
      <text:p text:style-name="P1">- skel file</text:p>
      <text:p text:style-name="P1"/>
      <text:p text:style-name="P1">Pre-deploy files:</text:p>
      <text:p text:style-name="P1">- gdb</text:p>
      <text:p text:style-name="P1">- rtf</text:p>
      <text:p text:style-name="P1"/>
      <text:p text:style-name="P1">WEPS Files</text:p>
      <text:p text:style-name="P1">Shared files:</text:p>
      <text:p text:style-name="P1">- climate</text:p>
      <text:p text:style-name="P1">- wind</text:p>
      <text:p text:style-name="P1">- use the same RUSLE2 skel file</text:p>
      <text:p text:style-name="P1">- soil (ifc)</text:p>
      <text:p text:style-name="P1"/>
      <text:p text:style-name="P1">Pre-deploy fil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4T08:12:46.316406000</meta:creation-date>
    <dc:date>2014-02-04T08:14:44.704005000</dc:date>
    <meta:editing-duration>P0D</meta:editing-duration>
    <meta:editing-cycles>1</meta:editing-cycles>
    <meta:document-statistic meta:table-count="0" meta:image-count="0" meta:object-count="0" meta:page-count="1" meta:paragraph-count="15" meta:word-count="39" meta:character-count="188" meta:non-whitespace-character-count="164"/>
    <meta:generator>LibreOffice/4.2.0.4$MacOSX_X86_64 LibreOffice_project/05dceb5d363845f2cf968344d7adab8dcfb2ba71</meta:generator>
  </office:meta>
</office:document-meta>
</file>